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8229e" officeooo:paragraph-rsid="0018229e"/>
    </style:style>
    <style:style style:name="P2" style:family="paragraph" style:parent-style-name="Text_20_body">
      <style:text-properties officeooo:rsid="001984b5" officeooo:paragraph-rsid="001984b5"/>
    </style:style>
    <style:style style:name="P3" style:family="paragraph" style:parent-style-name="Text_20_body">
      <style:text-properties style:text-outline="false" officeooo:paragraph-rsid="001984b5"/>
    </style:style>
    <style:style style:name="P4" style:family="paragraph" style:parent-style-name="Text_20_body">
      <style:text-properties style:text-outline="false" officeooo:rsid="001c87b2" officeooo:paragraph-rsid="001c87b2"/>
    </style:style>
    <style:style style:name="P5" style:family="paragraph" style:parent-style-name="Text_20_body">
      <style:text-properties officeooo:rsid="001df881" officeooo:paragraph-rsid="001df881"/>
    </style:style>
    <style:style style:name="P6" style:family="paragraph" style:parent-style-name="Text_20_body">
      <style:text-properties officeooo:rsid="0023c064"/>
    </style:style>
    <style:style style:name="P7" style:family="paragraph" style:parent-style-name="Text_20_body">
      <style:text-properties officeooo:rsid="0023c064" officeooo:paragraph-rsid="0023c064"/>
    </style:style>
    <style:style style:name="P8" style:family="paragraph" style:parent-style-name="Text_20_body">
      <style:text-properties officeooo:rsid="002950af" officeooo:paragraph-rsid="002950af"/>
    </style:style>
    <style:style style:name="P9" style:family="paragraph" style:parent-style-name="Text_20_body">
      <style:text-properties officeooo:rsid="004dbe73" officeooo:paragraph-rsid="004dbe73"/>
    </style:style>
    <style:style style:name="P10" style:family="paragraph" style:parent-style-name="Text_20_body">
      <style:text-properties officeooo:rsid="00524401" officeooo:paragraph-rsid="00524401"/>
    </style:style>
    <style:style style:name="P11" style:family="paragraph" style:parent-style-name="Subtitle">
      <style:paragraph-properties fo:break-before="page"/>
      <style:text-properties officeooo:rsid="002950af" officeooo:paragraph-rsid="002950af"/>
    </style:style>
    <style:style style:name="P12" style:family="paragraph" style:parent-style-name="Subtitle">
      <style:paragraph-properties fo:break-before="page"/>
      <style:text-properties officeooo:rsid="002d1104" officeooo:paragraph-rsid="002d1104"/>
    </style:style>
    <style:style style:name="P13" style:family="paragraph" style:parent-style-name="Subtitle">
      <style:paragraph-properties fo:break-before="page"/>
      <style:text-properties officeooo:rsid="001df881" officeooo:paragraph-rsid="001df881"/>
    </style:style>
    <style:style style:name="P14" style:family="paragraph" style:parent-style-name="Subtitle">
      <style:paragraph-properties fo:break-before="page"/>
      <style:text-properties officeooo:rsid="0055c57e" officeooo:paragraph-rsid="0055c57e"/>
    </style:style>
    <style:style style:name="P15" style:family="paragraph" style:parent-style-name="Subtitle">
      <style:text-properties officeooo:rsid="004dbe73" officeooo:paragraph-rsid="004dbe73"/>
    </style:style>
    <style:style style:name="P16" style:family="paragraph" style:parent-style-name="Subtitle">
      <style:text-properties officeooo:rsid="001df881" officeooo:paragraph-rsid="001df881"/>
    </style:style>
    <style:style style:name="P17" style:family="paragraph" style:parent-style-name="Subtitle">
      <style:text-properties officeooo:rsid="0011a478" officeooo:paragraph-rsid="004f2d05"/>
    </style:style>
    <style:style style:name="P18" style:family="paragraph" style:parent-style-name="Title">
      <style:text-properties officeooo:rsid="002e9307" officeooo:paragraph-rsid="002e9307"/>
    </style:style>
    <style:style style:name="P19" style:family="paragraph" style:parent-style-name="Text_20_body" style:list-style-name="L1">
      <style:text-properties officeooo:rsid="004dbe73" officeooo:paragraph-rsid="004dbe73"/>
    </style:style>
    <style:style style:name="P20" style:family="paragraph" style:parent-style-name="Text_20_body" style:list-style-name="L2">
      <style:text-properties officeooo:rsid="004dbe73" officeooo:paragraph-rsid="004dbe73"/>
    </style:style>
    <style:style style:name="P21" style:family="paragraph" style:parent-style-name="Text_20_body" style:list-style-name="L3">
      <style:text-properties officeooo:rsid="004dbe73" officeooo:paragraph-rsid="004dbe73"/>
    </style:style>
    <style:style style:name="P22" style:family="paragraph" style:parent-style-name="Text_20_body" style:list-style-name="L1">
      <style:text-properties officeooo:rsid="004e58de" officeooo:paragraph-rsid="004e58de"/>
    </style:style>
    <style:style style:name="P23" style:family="paragraph" style:parent-style-name="Text_20_body" style:list-style-name="L3">
      <style:text-properties officeooo:rsid="001df881" officeooo:paragraph-rsid="001df881"/>
    </style:style>
    <style:style style:name="P24" style:family="paragraph" style:parent-style-name="Text_20_body" style:list-style-name="L3">
      <style:text-properties officeooo:rsid="001df881" officeooo:paragraph-rsid="00304d24"/>
    </style:style>
    <style:style style:name="P25" style:family="paragraph" style:parent-style-name="Text_20_body" style:list-style-name="L4">
      <style:text-properties officeooo:rsid="002d1104" officeooo:paragraph-rsid="002d1104"/>
    </style:style>
    <style:style style:name="P26" style:family="paragraph" style:parent-style-name="Text_20_body" style:list-style-name="L4">
      <style:text-properties officeooo:rsid="002d1104" officeooo:paragraph-rsid="00541707"/>
    </style:style>
    <style:style style:name="P27" style:family="paragraph" style:parent-style-name="Text_20_body" style:list-style-name="L4">
      <style:text-properties officeooo:rsid="0053df76" officeooo:paragraph-rsid="0053df76"/>
    </style:style>
    <style:style style:name="P28" style:family="paragraph" style:parent-style-name="Text_20_body" style:list-style-name="L5">
      <style:text-properties officeooo:rsid="00541707" officeooo:paragraph-rsid="00652915"/>
    </style:style>
    <style:style style:name="P29" style:family="paragraph" style:parent-style-name="Text_20_body" style:list-style-name="L5">
      <style:text-properties officeooo:rsid="00541707" officeooo:paragraph-rsid="00541707"/>
    </style:style>
    <style:style style:name="P30" style:family="paragraph" style:parent-style-name="Text_20_body" style:list-style-name="L5">
      <style:text-properties officeooo:rsid="00652915" officeooo:paragraph-rsid="00652915"/>
    </style:style>
    <style:style style:name="P31" style:family="paragraph" style:parent-style-name="Text_20_body" style:list-style-name="L6">
      <style:text-properties officeooo:rsid="0055c57e" officeooo:paragraph-rsid="0055c57e"/>
    </style:style>
    <style:style style:name="P32" style:family="paragraph" style:parent-style-name="Text_20_body" style:list-style-name="L6">
      <style:text-properties officeooo:rsid="00570995" officeooo:paragraph-rsid="00570995"/>
    </style:style>
    <style:style style:name="P33" style:family="paragraph" style:parent-style-name="Text_20_body" style:list-style-name="L6">
      <style:text-properties fo:font-style="italic" officeooo:rsid="00570995" officeooo:paragraph-rsid="00570995" style:font-style-asian="italic" style:font-style-complex="italic"/>
    </style:style>
    <style:style style:name="P34" style:family="paragraph" style:parent-style-name="Text_20_body" style:list-style-name="L6">
      <style:text-properties fo:font-style="italic" officeooo:rsid="006333b3" officeooo:paragraph-rsid="006333b3" style:font-style-asian="italic" style:font-style-complex="italic"/>
    </style:style>
    <style:style style:name="P35" style:family="paragraph" style:parent-style-name="Text_20_body" style:list-style-name="L6">
      <style:text-properties fo:font-style="italic" officeooo:rsid="007a1d29" officeooo:paragraph-rsid="007a1d29" style:font-style-asian="italic" style:font-style-complex="italic"/>
    </style:style>
    <style:style style:name="P36" style:family="paragraph" style:parent-style-name="Text_20_body" style:list-style-name="L6">
      <style:text-properties officeooo:rsid="0058b71f" officeooo:paragraph-rsid="0058b71f"/>
    </style:style>
    <style:style style:name="P37" style:family="paragraph" style:parent-style-name="Text_20_body" style:list-style-name="L6">
      <style:text-properties officeooo:rsid="005a340b" officeooo:paragraph-rsid="005a340b"/>
    </style:style>
    <style:style style:name="P38" style:family="paragraph" style:parent-style-name="Heading_20_1">
      <style:text-properties officeooo:rsid="00524401" officeooo:paragraph-rsid="00524401"/>
    </style:style>
    <style:style style:name="P39" style:family="paragraph">
      <style:paragraph-properties fo:text-align="center"/>
    </style:style>
    <style:style style:name="P40" style:family="paragraph">
      <loext:graphic-properties draw:fill="none" draw:fill-color="#ffffff"/>
    </style:style>
    <style:style style:name="P41" style:family="paragraph">
      <style:paragraph-properties fo:text-align="start"/>
    </style:style>
    <style:style style:name="T1" style:family="text">
      <style:text-properties officeooo:rsid="002d1104"/>
    </style:style>
    <style:style style:name="T2" style:family="text">
      <style:text-properties fo:font-size="10.5pt" style:font-size-asian="10.5pt" style:font-size-complex="10.5pt"/>
    </style:style>
    <style:style style:name="T3" style:family="text">
      <style:text-properties fo:font-size="10.5pt" officeooo:rsid="002d1104" style:font-size-asian="10.5pt" style:font-size-complex="10.5pt"/>
    </style:style>
    <style:style style:name="T4" style:family="text">
      <style:text-properties fo:font-size="10.5pt" fo:font-style="normal" style:font-size-asian="10.5pt" style:font-style-asian="normal" style:font-size-complex="10.5pt" style:font-style-complex="normal"/>
    </style:style>
    <style:style style:name="T5" style:family="text">
      <style:text-properties fo:font-size="10.5pt" fo:font-style="normal" officeooo:rsid="00442937" style:font-size-asian="10.5pt" style:font-style-asian="normal" style:font-size-complex="10.5pt" style:font-style-complex="normal"/>
    </style:style>
    <style:style style:name="T6" style:family="text">
      <style:text-properties fo:font-size="10.5pt" fo:font-style="normal" officeooo:rsid="004643f8" style:font-size-asian="10.5pt" style:font-style-asian="normal" style:font-size-complex="10.5pt" style:font-style-complex="normal"/>
    </style:style>
    <style:style style:name="T7" style:family="text">
      <style:text-properties fo:font-size="10.5pt" fo:font-style="normal" officeooo:rsid="00325145" style:font-size-asian="10.5pt" style:font-style-asian="normal" style:font-size-complex="10.5pt" style:font-style-complex="normal"/>
    </style:style>
    <style:style style:name="T8" style:family="text">
      <style:text-properties fo:font-size="10.5pt" fo:font-style="normal" officeooo:rsid="003f73a1" style:font-size-asian="10.5pt" style:font-style-asian="normal" style:font-size-complex="10.5pt" style:font-style-complex="normal"/>
    </style:style>
    <style:style style:name="T9" style:family="text">
      <style:text-properties fo:font-size="10.5pt" fo:font-style="normal" officeooo:rsid="003b9872" style:font-size-asian="10.5pt" style:font-style-asian="normal" style:font-size-complex="10.5pt" style:font-style-complex="normal"/>
    </style:style>
    <style:style style:name="T10" style:family="text">
      <style:text-properties fo:font-size="10.5pt" fo:font-style="normal" officeooo:rsid="0012790f" style:font-size-asian="10.5pt" style:font-style-asian="normal" style:font-size-complex="10.5pt" style:font-style-complex="normal"/>
    </style:style>
    <style:style style:name="T11" style:family="text">
      <style:text-properties fo:font-size="10.5pt" fo:font-style="normal" officeooo:rsid="00178a67" style:font-size-asian="10.5pt" style:font-style-asian="normal" style:font-size-complex="10.5pt" style:font-style-complex="normal"/>
    </style:style>
    <style:style style:name="T12" style:family="text">
      <style:text-properties fo:font-size="10.5pt" fo:font-style="normal" officeooo:rsid="005530a1" style:font-size-asian="10.5pt" style:font-style-asian="normal" style:font-size-complex="10.5pt" style:font-style-complex="normal"/>
    </style:style>
    <style:style style:name="T13" style:family="text">
      <style:text-properties fo:font-size="10.5pt" fo:font-style="normal" officeooo:rsid="002d1104" style:font-size-asian="10.5pt" style:font-style-asian="normal" style:font-size-complex="10.5pt" style:font-style-complex="normal"/>
    </style:style>
    <style:style style:name="T14" style:family="text">
      <style:text-properties fo:font-size="10.5pt" fo:font-style="normal" officeooo:rsid="00635b10" style:font-size-asian="10.5pt" style:font-style-asian="normal" style:font-size-complex="10.5pt" style:font-style-complex="normal"/>
    </style:style>
    <style:style style:name="T15" style:family="text">
      <style:text-properties fo:font-size="10.5pt" fo:font-style="normal" officeooo:rsid="0063e79f" style:font-size-asian="10.5pt" style:font-style-asian="normal" style:font-size-complex="10.5pt" style:font-style-complex="normal"/>
    </style:style>
    <style:style style:name="T16" style:family="text">
      <style:text-properties fo:font-size="10.5pt" fo:font-style="normal" officeooo:rsid="0064f1e9" style:font-size-asian="10.5pt" style:font-style-asian="normal" style:font-size-complex="10.5pt" style:font-style-complex="normal"/>
    </style:style>
    <style:style style:name="T17" style:family="text">
      <style:text-properties fo:font-size="10.5pt" fo:font-style="normal" officeooo:rsid="00765aec" style:font-size-asian="10.5pt" style:font-style-asian="normal" style:font-size-complex="10.5pt" style:font-style-complex="normal"/>
    </style:style>
    <style:style style:name="T18" style:family="text">
      <style:text-properties fo:font-size="10.5pt" fo:font-style="normal" officeooo:rsid="007710d3" style:font-size-asian="10.5pt" style:font-style-asian="normal" style:font-size-complex="10.5pt" style:font-style-complex="normal"/>
    </style:style>
    <style:style style:name="T19" style:family="text">
      <style:text-properties fo:font-size="10.5pt" fo:font-style="normal" officeooo:rsid="0077aa34" style:font-size-asian="10.5pt" style:font-style-asian="normal" style:font-size-complex="10.5pt" style:font-style-complex="normal"/>
    </style:style>
    <style:style style:name="T20" style:family="text">
      <style:text-properties fo:font-size="10.5pt" fo:font-style="normal" officeooo:rsid="00789b16" style:font-size-asian="10.5pt" style:font-style-asian="normal" style:font-size-complex="10.5pt" style:font-style-complex="normal"/>
    </style:style>
    <style:style style:name="T21" style:family="text">
      <style:text-properties fo:font-size="10.5pt" fo:font-style="italic" style:font-size-asian="10.5pt" style:font-style-asian="italic" style:font-size-complex="10.5pt" style:font-style-complex="italic"/>
    </style:style>
    <style:style style:name="T22" style:family="text">
      <style:text-properties fo:font-size="10.5pt" fo:font-style="italic" officeooo:rsid="003b9872" style:font-size-asian="10.5pt" style:font-style-asian="italic" style:font-size-complex="10.5pt" style:font-style-complex="italic"/>
    </style:style>
    <style:style style:name="T23" style:family="text">
      <style:text-properties fo:font-size="10.5pt" fo:font-style="italic" officeooo:rsid="00599b36" style:font-size-asian="10.5pt" style:font-style-asian="italic" style:font-size-complex="10.5pt" style:font-style-complex="italic"/>
    </style:style>
    <style:style style:name="T24" style:family="text">
      <style:text-properties officeooo:rsid="004dbe73"/>
    </style:style>
    <style:style style:name="T25" style:family="text">
      <style:text-properties officeooo:rsid="004f2d05"/>
    </style:style>
    <style:style style:name="T26" style:family="text">
      <style:text-properties officeooo:rsid="005267e3"/>
    </style:style>
    <style:style style:name="T27" style:family="text">
      <style:text-properties officeooo:rsid="0053df76"/>
    </style:style>
    <style:style style:name="T28" style:family="text">
      <style:text-properties officeooo:rsid="00541707"/>
    </style:style>
    <style:style style:name="T29" style:family="text">
      <style:text-properties fo:font-style="italic" style:font-style-asian="italic" style:font-style-complex="italic"/>
    </style:style>
    <style:style style:name="T30" style:family="text">
      <style:text-properties fo:font-style="italic" officeooo:rsid="00570995" style:font-style-asian="italic" style:font-style-complex="italic"/>
    </style:style>
    <style:style style:name="T31" style:family="text">
      <style:text-properties officeooo:rsid="00570995"/>
    </style:style>
    <style:style style:name="T32" style:family="text">
      <style:text-properties fo:font-style="normal" style:font-style-asian="normal" style:font-style-complex="normal"/>
    </style:style>
    <style:style style:name="T33" style:family="text">
      <style:text-properties fo:font-style="normal" officeooo:rsid="007528bd" style:font-style-asian="normal" style:font-style-complex="normal"/>
    </style:style>
    <style:style style:name="T34" style:family="text">
      <style:text-properties fo:font-style="normal" officeooo:rsid="007657b7" style:font-style-asian="normal" style:font-style-complex="normal"/>
    </style:style>
    <style:style style:name="T35" style:family="text">
      <style:text-properties officeooo:rsid="005dff90"/>
    </style:style>
    <style:style style:name="T36" style:family="text">
      <style:text-properties officeooo:rsid="0065bd0d"/>
    </style:style>
    <style:style style:name="T37" style:family="text">
      <style:text-properties officeooo:rsid="0067ec6b"/>
    </style:style>
    <style:style style:name="T38" style:family="text">
      <style:text-properties officeooo:rsid="006c7ca4"/>
    </style:style>
    <style:style style:name="T39" style:family="text">
      <style:text-properties officeooo:rsid="006fa4e5"/>
    </style:style>
    <style:style style:name="T40" style:family="text">
      <style:text-properties officeooo:rsid="00708edb"/>
    </style:style>
    <style:style style:name="T41" style:family="text">
      <style:text-properties officeooo:rsid="00716a0c"/>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fo:min-height="1.813cm" fo:min-width="3.7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1.078cm" fo:min-width="2.6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931cm" fo:min-width="3.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1.012cm" fo:min-width="3.1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1.561cm" fo:min-width="2.2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1.471cm" fo:min-width="2.7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4.415cm" fo:min-width="5.06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A Highly Scalable Gam<text:span text:style-name="T24">e</text:span> Engine</text:p>
      <text:p text:style-name="P15">Requirements</text:p>
      <text:p text:style-name="P9">The challenge is to design a highly scalable prototype game engine.</text:p>
      <text:p text:style-name="P9">Here are the game requirements:</text:p>
      <text:list xml:id="list1664441344048583950" text:style-name="L1">
        <text:list-item>
          <text:p text:style-name="P19">Users can communicate with each other</text:p>
        </text:list-item>
        <text:list-item>
          <text:p text:style-name="P19">A game is played among the members of a group. So, every game is associated with a particular group and its members at the time when the game was initiated.</text:p>
        </text:list-item>
        <text:list-item>
          <text:p text:style-name="P22">System should support multiple groups</text:p>
        </text:list-item>
        <text:list-item>
          <text:p text:style-name="P19">A game could also have a timeout feature. The timeout features states that if a player does not make a move within a stipulated time, the game automatically proceeds to the next player.</text:p>
        </text:list-item>
      </text:list>
      <text:p text:style-name="P9">Here are the functional / design requirements:</text:p>
      <text:list xml:id="list6037410948626969461" text:style-name="L2">
        <text:list-item>
          <text:p text:style-name="P20">The backend engine should be written in a modular way so that new games can be added in the f<text:span text:style-name="T37">u</text:span>ture</text:p>
        </text:list-item>
        <text:list-item>
          <text:p text:style-name="P20">System should be horizontally scalable</text:p>
        </text:list-item>
        <text:list-item>
          <text:p text:style-name="P20">Number of backend servers should scale-up and scale-down according to the traffic i.e. system should be designed for auto-scaling</text:p>
        </text:list-item>
        <text:list-item>
          <text:p text:style-name="P20">Latencies should be minimal</text:p>
        </text:list-item>
      </text:list>
      <text:p text:style-name="P9"/>
      <text:p text:style-name="P16"/>
      <text:p text:style-name="P13">Hypothetical <text:span text:style-name="T24">LuckyNumber</text:span> Game</text:p>
      <text:p text:style-name="P5">Here is a hypothetical game which has been used as a test for this system. I call it the “<text:span text:style-name="T24">LuckyNumber”</text:span> <text:span text:style-name="T24">g</text:span>ame. Here are the rules of the game:</text:p>
      <text:list xml:id="list7911744042305155243" text:style-name="L3">
        <text:list-item>
          <text:p text:style-name="P23">Any number of users can play this game.</text:p>
        </text:list-item>
        <text:list-item>
          <text:p text:style-name="P21">The game begins with the player who has started the game. Once the game is started, the <text:span text:style-name="T35">backend</text:span> game engine generates a random number between 1 and 10 which is the winning number and stores in its database.</text:p>
        </text:list-item>
        <text:list-item>
          <text:p text:style-name="P24">Upon the turn of a player, he ha<text:span text:style-name="T24">s to guess the winning number, that lies between 1 and 10. If the user does not guess a number within 30 seconds, it results in a timeout and the game proceeds to the next player. </text:span></text:p>
        </text:list-item>
        <text:list-item>
          <text:p text:style-name="P23">The first person to <text:span text:style-name="T24">guess the number wins the game</text:span>.</text:p>
        </text:list-item>
      </text:list>
      <text:p text:style-name="P1"/>
      <text:p text:style-name="P1"/>
      <text:p text:style-name="P1"/>
      <text:p text:style-name="P2"/>
      <text:p text:style-name="P3"/>
      <text:p text:style-name="P3"/>
      <text:p text:style-name="P3"/>
      <text:p text:style-name="P3"/>
      <text:p text:style-name="P3"/>
      <text:p text:style-name="P4"/>
      <text:p text:style-name="P4"/>
      <text:p text:style-name="P4"/>
      <text:p text:style-name="P6"/>
      <text:p text:style-name="P7"/>
      <text:p text:style-name="P11"><text:span text:style-name="T25">System</text:span> Design</text:p>
      <text:p text:style-name="P8"/>
      <text:p text:style-name="P8"><draw:frame text:anchor-type="paragraph" draw:z-index="5" draw:style-name="gr6" draw:text-style-name="P40" svg:width="6.06cm" svg:height="0.616cm" svg:x="3.796cm" svg:y="-0.06cm"><draw:text-box><text:p>Incoming User Connection Requests</text:p></draw:text-box></draw:frame><draw:line text:anchor-type="paragraph" draw:z-index="9" draw:style-name="gr5" draw:text-style-name="P39" svg:x1="5.886cm" svg:y1="0.393cm" svg:x2="5.886cm" svg:y2="1.554cm"><text:p/></draw:line><draw:line text:anchor-type="paragraph" draw:z-index="10" draw:style-name="gr5" draw:text-style-name="P39" svg:x1="5.886cm" svg:y1="0.393cm" svg:x2="5.886cm" svg:y2="1.554cm"><text:p/></draw:line><draw:line text:anchor-type="paragraph" draw:z-index="11" draw:style-name="gr5" draw:text-style-name="P39" svg:x1="6.886cm" svg:y1="0.393cm" svg:x2="6.886cm" svg:y2="1.554cm"><text:p/></draw:line><draw:line text:anchor-type="paragraph" draw:z-index="12" draw:style-name="gr5" draw:text-style-name="P39" svg:x1="7.886cm" svg:y1="0.393cm" svg:x2="7.886cm" svg:y2="1.554cm"><text:p/></draw:line></text:p>
      <text:p text:style-name="P8"/>
      <text:p text:style-name="P8"><draw:custom-shape text:anchor-type="paragraph" draw:z-index="1" draw:style-name="gr2" svg:width="2.629cm" svg:height="1.079cm" svg:x="5.56cm" svg:y="0.143cm"><text:p text:style-name="P39">ELB</text:p><draw:enhanced-geometry svg:viewBox="0 0 21600 21600" draw:type="rectangle" draw:enhanced-path="M 0 0 L 21600 0 21600 21600 0 21600 0 0 Z N"/></draw:custom-shape><draw:custom-shape text:anchor-type="paragraph" draw:z-index="0" draw:style-name="gr1" svg:width="5.261cm" svg:height="2.565cm" svg:x="12.404cm" svg:y="0.097cm"><text:p>userapi service (Users + Groups</text:p><text:p>Management Component)</text:p><text:p>- Exposes User Authentication API</text:p><text:p>- Exposes User Details API</text:p><text:p>- Exposes Group Details API</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draw:line text:anchor-type="paragraph" draw:z-index="22" draw:style-name="gr5" draw:text-style-name="P39" svg:x1="5.592cm" svg:y1="1.542cm" svg:x2="12.404cm" svg:y2="0.205cm"><text:p/></draw:line></text:p>
      <text:p text:style-name="P8"><draw:line text:anchor-type="paragraph" draw:z-index="4" draw:style-name="gr5" draw:text-style-name="P39" svg:x1="6.424cm" svg:y1="-0.296cm" svg:x2="5.036cm" svg:y2="0.784cm"><text:p/></draw:line><draw:line text:anchor-type="paragraph" draw:z-index="13" draw:style-name="gr5" draw:text-style-name="P39" svg:x1="7.34cm" svg:y1="-0.296cm" svg:x2="8.582cm" svg:y2="0.718cm"><text:p/></draw:line><draw:line text:anchor-type="paragraph" draw:z-index="20" draw:style-name="gr5" draw:text-style-name="P39" svg:x1="10.933cm" svg:y1="0.934cm" svg:x2="12.404cm" svg:y2="-0.064cm"><text:p/></draw:line></text:p>
      <text:p text:style-name="P8"><draw:custom-shape text:anchor-type="paragraph" draw:z-index="3" draw:style-name="gr4" svg:width="3.186cm" svg:height="1.013cm" svg:x="7.747cm" svg:y="-0.041cm"><text:p>Client Connected</text:p><text:p>(CC) Server</text:p><draw:enhanced-geometry svg:viewBox="0 0 21600 21600" draw:type="rectangle" draw:enhanced-path="M 0 0 L 21600 0 21600 21600 0 21600 0 0 Z N"/></draw:custom-shape><draw:custom-shape text:anchor-type="paragraph" draw:z-index="2" draw:style-name="gr3" svg:width="3.054cm" svg:height="0.932cm" svg:x="2.619cm" svg:y="0.025cm"><text:p>Client Connected</text:p><text:p>(CC) Server</text:p><draw:enhanced-geometry svg:viewBox="0 0 21600 21600" draw:type="rectangle" draw:enhanced-path="M 0 0 L 21600 0 21600 21600 0 21600 0 0 Z N"/></draw:custom-shape><draw:line text:anchor-type="paragraph" draw:z-index="24" draw:style-name="gr5" draw:text-style-name="P39" svg:x1="5.673cm" svg:y1="0.355cm" svg:x2="7.747cm" svg:y2="0.355cm"><text:p/></draw:line><draw:line text:anchor-type="paragraph" draw:z-index="27" draw:style-name="gr5" draw:text-style-name="P39" svg:x1="11.815cm" svg:y1="4.275cm" svg:x2="14.463cm" svg:y2="0.386cm"><text:p/></draw:line></text:p>
      <text:p text:style-name="P8"><draw:line text:anchor-type="paragraph" draw:z-index="14" draw:style-name="gr5" draw:text-style-name="P39" svg:x1="4.512cm" svg:y1="0.009cm" svg:x2="1.411cm" svg:y2="2.288cm"><text:p/></draw:line><draw:line text:anchor-type="paragraph" draw:z-index="15" draw:style-name="gr5" draw:text-style-name="P39" svg:x1="7.976cm" svg:y1="0.213cm" svg:x2="2.411cm" svg:y2="2.287cm"><text:p/></draw:line><draw:line text:anchor-type="paragraph" draw:z-index="16" draw:style-name="gr5" draw:text-style-name="P39" svg:x1="8.662cm" svg:y1="0.213cm" svg:x2="6.424cm" svg:y2="2.465cm"><text:p/></draw:line><draw:line text:anchor-type="paragraph" draw:z-index="17" draw:style-name="gr5" draw:text-style-name="P39" svg:x1="8.662cm" svg:y1="0.213cm" svg:x2="6.424cm" svg:y2="2.465cm"><text:p/></draw:line><draw:line text:anchor-type="paragraph" draw:z-index="18" draw:style-name="gr5" draw:text-style-name="P39" svg:x1="4.955cm" svg:y1="0.213cm" svg:x2="5.918cm" svg:y2="2.395cm"><text:p/></draw:line><draw:line text:anchor-type="paragraph" draw:z-index="21" draw:style-name="gr5" draw:text-style-name="P39" svg:x1="9.821cm" svg:y1="3.499cm" svg:x2="8.759cm" svg:y2="0.213cm"><text:p/></draw:line><draw:line text:anchor-type="paragraph" draw:z-index="23" draw:style-name="gr5" draw:text-style-name="P39" svg:x1="9.707cm" svg:y1="3.531cm" svg:x2="5.343cm" svg:y2="0.282cm"><text:p/></draw:line><draw:line text:anchor-type="paragraph" draw:z-index="25" draw:style-name="gr5" draw:text-style-name="P39" svg:x1="7.747cm" svg:y1="-0.146cm" svg:x2="5.673cm" svg:y2="-0.162cm"><text:p/></draw:line></text:p>
      <text:p text:style-name="P8"/>
      <text:p text:style-name="P8"/>
      <text:p text:style-name="P8"><draw:custom-shape text:anchor-type="paragraph" draw:z-index="6" draw:style-name="gr7" draw:text-style-name="P39" svg:width="2.206cm" svg:height="1.562cm" svg:x="4.808cm" svg:y="0.12cm"><text:p text:style-name="P39">Kafka Broker</text:p><text:p text:style-name="P41">Stores timeout</text:p><text:p text:style-name="P41">events</text:p><draw:enhanced-geometry svg:viewBox="0 0 21600 21600" draw:type="rectangle" draw:enhanced-path="M 0 0 L 21600 0 21600 21600 0 21600 0 0 Z N"/></draw:custom-shape><draw:custom-shape text:anchor-type="paragraph" draw:z-index="8" draw:style-name="gr9" draw:text-style-name="P39" svg:width="5.065cm" svg:height="4.416cm" svg:x="-1.693cm" svg:y="0.012cm"><text:p text:style-name="P39">Aerospike Database Cluster</text:p><text:p text:style-name="P41">1. Stores Game Data</text:p><text:p text:style-name="P41">(namespace “game”)</text:p><text:p text:style-name="P41">2. Stores userId to Server</text:p><text:p text:style-name="P41">Mappings for Discovery</text:p><text:p text:style-name="P41">(namespace “clientaddress”)</text:p><text:p text:style-name="P41">3. Stores groupInfo details to</text:p><text:p text:style-name="P41">reduce lookups on userapi</text:p><text:p text:style-name="P41">System</text:p><text:p text:style-name="P41">(namespace “groupInfo”)</text:p><draw:enhanced-geometry svg:viewBox="0 0 21600 21600" draw:type="rectangle" draw:enhanced-path="M 0 0 L 21600 0 21600 21600 0 21600 0 0 Z N"/></draw:custom-shape></text:p>
      <text:p text:style-name="P8"/>
      <text:p text:style-name="P8"><draw:line text:anchor-type="paragraph" draw:z-index="19" draw:style-name="gr5" draw:text-style-name="P39" svg:x1="9.551cm" svg:y1="-0.18cm" svg:x2="7.013cm" svg:y2="-0.18cm"><text:p/></draw:line><draw:custom-shape text:anchor-type="paragraph" draw:z-index="7" draw:style-name="gr8" draw:text-style-name="P39" svg:width="2.754cm" svg:height="1.472cm" svg:x="9.551cm" svg:y="-0.18cm"><text:p text:style-name="P39">Timeout monitor</text:p><text:p text:style-name="P39">(TM) Server</text:p><text:p text:style-name="P39">(we can have multiple</text:p><text:p text:style-name="P39">such servers)</text:p><draw:enhanced-geometry svg:viewBox="0 0 21600 21600" draw:type="rectangle" draw:enhanced-path="M 0 0 L 21600 0 21600 21600 0 21600 0 0 Z N"/></draw:custom-shape></text:p>
      <text:p text:style-name="P8"><draw:line text:anchor-type="paragraph" draw:z-index="26" draw:style-name="gr5" draw:text-style-name="P39" svg:x1="9.552cm" svg:y1="0.062cm" svg:x2="3.371cm" svg:y2="0.108cm"><text:p/></draw:line></text:p>
      <text:p text:style-name="P8"/>
      <text:p text:style-name="P8"/>
      <text:p text:style-name="P8"/>
      <text:p text:style-name="P8"/>
      <text:p text:style-name="P8"/>
      <text:p text:style-name="P8"/>
      <text:p text:style-name="P8"/>
      <text:p text:style-name="P8"/>
      <text:p text:style-name="P8"/>
      <text:p text:style-name="P12">Entire End-to-End Flow</text:p>
      <text:h text:style-name="P38" text:outline-level="1">Interconnections between the various systems</text:h>
      <text:p text:style-name="P10">The arrow represents the system initiating the connection and the server to which it connects. Here are the connections:</text:p>
      <text:p text:style-name="P10">- <text:span text:style-name="T26">There are two types of servers which run the game-engine code. One is the “client connected” (CC) servers and the other are the “timeout monitor” (TM) servers.</text:span></text:p>
      <text:p text:style-name="P10">- <text:span text:style-name="T26">Every CC server is connected to every other CC server. This is to enable routing between users connected to different CC servers.</text:span></text:p>
      <text:p text:style-name="P10">- <text:span text:style-name="T26">The TM server is connected to every other CC server. This is because upon timeout, notifications will have to be sent to all the users, and these users are reachable only via the CC server.</text:span></text:p>
      <text:p text:style-name="P10">- <text:span text:style-name="T26">Both the CC and TM servers interact with aerospike, kafks and userapi service.</text:span></text:p>
      <text:p text:style-name="P10">- <text:span text:style-name="T26">Timeout events are pushed to kafka which are monitored and processed by TM servers. Note that timeout events can be pushed by both CC and TM servers (one timeout could be followed by another timeout).</text:span></text:p>
      <text:h text:style-name="Heading_20_1" text:outline-level="1">Normal Scenario</text:h>
      <text:list xml:id="list5941385015493561208" text:style-name="L4">
        <text:list-item>
          <text:p text:style-name="P25"><text:span text:style-name="T27">User</text:span> connects <text:span text:style-name="T27">to the CC server via the ELB </text:span><text:s/>and authenticates himself.</text:p>
        </text:list-item>
        <text:list-item>
          <text:p text:style-name="P25">The <text:span text:style-name="T27">CC server calls</text:span> the <text:span text:style-name="T27">userapi service</text:span> and if the user is valid user, <text:span text:style-name="T27">associates</text:span> the userid against the particular user session <text:span text:style-name="T28">in a local cache</text:span>. <text:span text:style-name="T27">It also updates a distributed cache (namespace “clientaddress”) so that other CC servers are aware that this particular user is connected to this particular CC server.</text:span></text:p>
        </text:list-item>
        <text:list-item>
          <text:p text:style-name="P27">Once authenticated, the user can perform various actions such <text:span text:style-name="T28">as creating a new game or playing his turn.</text:span></text:p>
        </text:list-item>
        <text:list-item>
          <text:p text:style-name="P25">The <text:span text:style-name="T27">CC</text:span> Server looks at the action that is performed by the user and updates the game state in the database <text:span text:style-name="T38">accordingly (namespace “game”)</text:span>.</text:p>
        </text:list-item>
        <text:list-item>
          <text:p text:style-name="P26"><text:span text:style-name="T28">After</text:span> the <text:span text:style-name="T28">CC sever</text:span> updates the database, <text:span text:style-name="T28">it sends out a notification to all the users of the group. </text:span>Also, it sends an event to Kafka <text:span text:style-name="T28">with details about when the timeout is expected</text:span>.</text:p>
        </text:list-item>
      </text:list>
      <text:h text:style-name="Heading_20_1" text:outline-level="1">Timeout Sc<text:span text:style-name="T1">enario</text:span></text:h>
      <text:list xml:id="list7858538944979090216" text:style-name="L5">
        <text:list-item>
          <text:p text:style-name="P28">The TM server keeps reading and processing the timeout events that are pushed to kafka.</text:p>
        </text:list-item>
        <text:list-item>
          <text:p text:style-name="P30">We will need one timeout monitor process for every Kafka partition. These process could be running on the same machine or running on different machines based on load.</text:p>
        </text:list-item>
        <text:list-item>
          <text:p text:style-name="P29">Upon timeout, <text:span text:style-name="T36">the TM server</text:span> calls the game engine, which validates the timeout by checking the state “version” string.</text:p>
        </text:list-item>
        <text:list-item>
          <text:p text:style-name="P29">If a valid timeout, it updates the state of the game, and sends out a notification to all the group users.</text:p>
        </text:list-item>
        <text:list-item>
          <text:p text:style-name="P29">In addition, it also pushes an event to kafka <text:span text:style-name="T39">broker </text:span>for the next <text:span text:style-name="T40">expected </text:span>timeout.</text:p>
        </text:list-item>
      </text:list>
      <text:p text:style-name="P17"/>
      <text:p text:style-name="P14">Design Challenges</text:p>
      <text:list xml:id="list3912038822128892844" text:style-name="L6">
        <text:list-item>
          <text:p text:style-name="P31"><text:span text:style-name="T29">Concurrency</text:span>: As we are designing a horizontally scalable system, we have used a ELB to distribute the user connections. One thing, we need to ensure in such a scenario is that various events do not make the game state <text:span text:style-name="T41">stored in the database</text:span> inconsistent. To avoid this, we use the optimistic locking feature of aerospike.</text:p>
        </text:list-item>
        <text:list-item>
          <text:p text:style-name="P31"><text:span text:style-name="T29">Idempotency</text:span>: It is possible that network connection between the user and the ELB could be flaky. In such cases, the user might attempt to resend his action. In order to avoid wrongly processing resent messages, we use a version number to track the state of the game, which helps us to take care of idempotency.</text:p>
        </text:list-item>
        <text:list-item>
          <text:p text:style-name="P32"><text:span text:style-name="T30">D</text:span><text:span text:style-name="T29">iscovery</text:span><text:span text:style-name="T32">: As the users are connected to various servers, we need some discovery mechanism. </text:span><text:span text:style-name="T5">I</text:span><text:span text:style-name="T6">'ve rolled out my own version of messaging / service discovery protocol. Ideally, I would look at a more standard implementation for these.</text:span></text:p>
        </text:list-item>
        <text:list-item>
          <text:p text:style-name="P31"><text:span text:style-name="T30">Latencies</text:span><text:span text:style-name="T31">: Given that this is a gaming system, we want the lowest possible latencies. For this purpose, I have used a point-to-point messaging system, where one CC server directly sends message to another CC server for routing.</text:span></text:p>
        </text:list-item>
        <text:list-item>
          <text:p text:style-name="P33">Auto-Scaling<text:span text:style-name="T32">: To </text:span><text:span text:style-name="T33">support</text:span><text:span text:style-name="T32"> </text:span><text:span text:style-name="T34">seamless </text:span><text:span text:style-name="T32">auto-scaling, a</text:span><text:span text:style-name="T7">part from the </text:span><text:span text:style-name="T8">Aerospike </text:span><text:span text:style-name="T7">database and </text:span><text:span text:style-name="T8">Kafka</text:span><text:span text:style-name="T7"> message broker, all other machines have been made stateless.</text:span><text:span text:style-name="T9"> Also, both Aerospike and Kafka could be configured to have redundancy factor of 2 or 3 so that there is more resilience </text:span><text:span text:style-name="T17">in the event of a</text:span><text:span text:style-name="T9"> machine crash.</text:span></text:p>
        </text:list-item>
        <text:list-item>
          <text:p text:style-name="P36"><text:span text:style-name="T23">User abuse</text:span><text:span text:style-name="T4">: To avoid the user from tricking the system, we do not rely on the userId to be sent from the user, </text:span><text:span text:style-name="T18">but use the one that we have retrieved from the userapi service</text:span><text:span text:style-name="T4">. </text:span></text:p>
        </text:list-item>
        <text:list-item>
          <text:p text:style-name="P32"><text:span text:style-name="T22">E</text:span><text:span text:style-name="T21">vent Driven Framework</text:span><text:span text:style-name="T4">: </text:span><text:span text:style-name="T10">In a production environment, I would </text:span><text:span text:style-name="T11">definitely</text:span><text:span text:style-name="T10"> look at implementing the servers in event driven framework such as Netty / Vertex.io </text:span><text:span text:style-name="T11">given that </text:span><text:span text:style-name="T12">a lot of user connections are</text:span><text:span text:style-name="T11"> idle for most of the time.</text:span></text:p>
        </text:list-item>
        <text:list-item>
          <text:p text:style-name="P37"><text:span text:style-name="T21">Game state stack</text:span><text:span text:style-name="T4">: A</text:span><text:span text:style-name="T13"> stack of the game states </text:span><text:span text:style-name="T4">is maintained for every game</text:span><text:span text:style-name="T13"> so that at some later point, we can implement functionality such as “Undo”.</text:span></text:p>
        </text:list-item>
        <text:list-item>
          <text:p text:style-name="P34"><text:span text:style-name="T2">Handling </text:span><text:span text:style-name="T3">M</text:span><text:span text:style-name="T2">odifications to Group</text:span><text:span text:style-name="T4">: It is possible that users are added and removed from groups. To avoid potential issues because of this, we version group</text:span><text:span text:style-name="T14">s</text:span><text:span text:style-name="T4">. Whenever a user is added or removed from a group, its version is expected to be </text:span><text:span text:style-name="T15">incremented by the userapi system</text:span><text:span text:style-name="T4">. </text:span><text:span text:style-name="T19">In other words, a particular version of a group will always have the same set of members.</text:span><text:span text:style-name="T4"> An alternative solution would be to store the list of users for every game separately in the database, but this would increase the size of the database. So, instead we version groups </text:span><text:span text:style-name="T16">and store the group along with its version number in the game database </text:span><text:span text:style-name="T20">for every game</text:span><text:span text:style-name="T4">.</text:span></text:p>
        </text:list-item>
        <text:list-item>
          <text:p text:style-name="P35"><text:span text:style-name="T2">Different timeouts for different games</text:span><text:span text:style-name="T4">: It is possible that different games might have different timeouts. For ex. the LuckyNumber game has a timeout of 30 secs, but some other Rummy game might have a timeout of 60 seconds. As the timeout events keep getting pushed to the Kafka broker, we need to ensure that they are pushed in the order of when the timeout will occur. As Kafka does not support sorting of the events pushed to it, I have just decided to use a separate topic for each game. This way we can be sure that the timeout events getting pushed to Kafka will always be sorte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DejaVu Sans" svg:font-family="'DejaVu Sans'" style:font-family-generic="system" style:font-pitch="variable"/>
    <style:font-face style:name="FreeSans" svg:font-family="FreeSans" style:font-family-generic="system" style:font-pitch="variable"/>
  </office:font-face-decls>
  <office:styles>
    <draw:marker draw:name="Symmetric_20_Arrow" draw:display-name="Symmetric Arrow"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5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5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2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fo:font-size="10.5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0.5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5pt"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9T19:13:47.585316680</meta:creation-date>
    <dc:date>2016-02-27T13:01:06.911898793</dc:date>
    <meta:editing-duration>PT18H10M28S</meta:editing-duration>
    <meta:editing-cycles>104</meta:editing-cycles>
    <meta:generator>LibreOffice/5.0.5.2$Linux_X86_64 LibreOffice_project/00m0$Build-2</meta:generator>
    <meta:document-statistic meta:table-count="0" meta:image-count="0" meta:object-count="0" meta:page-count="5" meta:paragraph-count="51" meta:word-count="1276" meta:character-count="7166" meta:non-whitespace-character-count="5970"/>
  </office:meta>
</office:document-meta>
</file>